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c69" officeooo:paragraph-rsid="00021c69"/>
    </style:style>
    <style:style style:name="P2" style:family="paragraph" style:parent-style-name="Text_20_body">
      <style:text-properties officeooo:rsid="0002cd21" officeooo:paragraph-rsid="0002cd21"/>
    </style:style>
    <style:style style:name="P3" style:family="paragraph" style:parent-style-name="Text_20_body">
      <style:text-properties officeooo:paragraph-rsid="0002cd21"/>
    </style:style>
    <style:style style:name="P4" style:family="paragraph" style:parent-style-name="Text_20_body">
      <style:text-properties officeooo:rsid="000371f9" officeooo:paragraph-rsid="000371f9"/>
    </style:style>
    <style:style style:name="P5" style:family="paragraph" style:parent-style-name="Header">
      <style:paragraph-properties fo:text-align="justify" style:justify-single-word="false"/>
      <style:text-properties officeooo:rsid="00006c44" officeooo:paragraph-rsid="00006c44"/>
    </style:style>
    <style:style style:name="P6" style:family="paragraph" style:parent-style-name="Heading_20_1">
      <style:paragraph-properties fo:break-before="page"/>
      <style:text-properties officeooo:rsid="0002cd21" officeooo:paragraph-rsid="0002cd21"/>
    </style:style>
    <style:style style:name="P7" style:family="paragraph" style:parent-style-name="Heading_20_1">
      <style:paragraph-properties fo:break-before="page"/>
      <style:text-properties officeooo:rsid="00050d13" officeooo:paragraph-rsid="00050d13"/>
    </style:style>
    <style:style style:name="P8" style:family="paragraph" style:parent-style-name="Heading_20_1">
      <style:text-properties officeooo:rsid="0002cd21" officeooo:paragraph-rsid="0002cd21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itle">
      <style:text-properties officeooo:rsid="00021c69" officeooo:paragraph-rsid="00021c69"/>
    </style:style>
    <style:style style:name="P11" style:family="paragraph" style:parent-style-name="Heading_20_3">
      <style:text-properties officeooo:rsid="0002cd21" officeooo:paragraph-rsid="0002cd21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439c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Rapport projet de Programmation Objet Avancée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130_771215907" text:style-name="Index_20_Link" text:visited-style-name="Index_20_Link">I. L’initialisation du labyrinthe<text:tab/>2</text:a></text:p>
          <text:p text:style-name="P13"><text:a xlink:type="simple" xlink:href="#__RefHeading___Toc132_771215907" text:style-name="Index_20_Link" text:visited-style-name="Index_20_Link">II. Le joueur<text:tab/>2</text:a></text:p>
          <text:p text:style-name="P13"><text:a xlink:type="simple" xlink:href="#__RefHeading___Toc134_771215907" text:style-name="Index_20_Link" text:visited-style-name="Index_20_Link">III. L’intelligence des monstres<text:tab/>3</text:a></text:p>
          <text:p text:style-name="P12"><text:a xlink:type="simple" xlink:href="#__RefHeading___Toc136_771215907" text:style-name="Index_20_Link" text:visited-style-name="Index_20_Link">1. Dijsktra<text:tab/>3</text:a></text:p>
          <text:p text:style-name="P12"><text:a xlink:type="simple" xlink:href="#__RefHeading___Toc138_771215907" text:style-name="Index_20_Link" text:visited-style-name="Index_20_Link">2. Leur comportement<text:tab/>3</text:a></text:p>
          <text:p text:style-name="P12"><text:a xlink:type="simple" xlink:href="#__RefHeading___Toc140_771215907" text:style-name="Index_20_Link" text:visited-style-name="Index_20_Link">3. Leur ligne de vue<text:tab/>3</text:a></text:p>
          <text:p text:style-name="P13"><text:a xlink:type="simple" xlink:href="#__RefHeading___Toc158_771215907" text:style-name="Index_20_Link" text:visited-style-name="Index_20_Link">IV. Conclusion<text:tab/>4</text:a></text:p>
        </text:index-body>
      </text:table-of-content>
      <text:p text:style-name="P1"/>
      <text:h text:style-name="P6" text:outline-level="1"><text:bookmark-start text:name="__RefHeading___Toc130_771215907"/><text:span text:style-name="T1">I. </text:span>L’initialisation du labyrinthe<text:bookmark-end text:name="__RefHeading___Toc130_771215907"/></text:h>
      <text:p text:style-name="P2">[ expliquer comment on initialise de laby ]</text:p>
      <text:h text:style-name="P8" text:outline-level="1"><text:bookmark-start text:name="__RefHeading___Toc132_771215907"/><text:span text:style-name="T1">II. </text:span>Le joueur<text:bookmark-end text:name="__RefHeading___Toc132_771215907"/></text:h>
      <text:p text:style-name="P2">[ thread pour regen ]</text:p>
      <text:p text:style-name="P2">[ proba tirer pas bien quand vie est basse ]</text:p>
      <text:h text:style-name="P6" text:outline-level="1"><text:bookmark-start text:name="__RefHeading___Toc134_771215907"/><text:span text:style-name="T1">III. </text:span>L’intelligence des monstres<text:bookmark-end text:name="__RefHeading___Toc134_771215907"/></text:h>
      <text:h text:style-name="P11" text:outline-level="3"><text:bookmark-start text:name="__RefHeading___Toc136_771215907"/><text:span text:style-name="T1">1. </text:span>Dijsktra<text:bookmark-end text:name="__RefHeading___Toc136_771215907"/></text:h>
      <text:p text:style-name="P2">[ expliquer dijkstra ]</text:p>
      <text:h text:style-name="P11" text:outline-level="3"><text:bookmark-start text:name="__RefHeading___Toc138_771215907"/><text:span text:style-name="T1">2. </text:span>Leur comportement<text:bookmark-end text:name="__RefHeading___Toc138_771215907"/></text:h>
      <text:p text:style-name="P2">[ expliquer seuil haut seuil bas et défense / attaque ]</text:p>
      <text:p text:style-name="P4">[ proba pas bien tirer quand vie est basse ]</text:p>
      <text:h text:style-name="P11" text:outline-level="3"><text:bookmark-start text:name="__RefHeading___Toc140_771215907"/><text:span text:style-name="T1">3. </text:span>Leur ligne de vue<text:bookmark-end text:name="__RefHeading___Toc140_771215907"/></text:h>
      <text:p text:style-name="P2">[ rasterization droite ]</text:p>
      <text:p text:style-name="P3"/>
      <text:h text:style-name="P7" text:outline-level="1"><text:bookmark-start text:name="__RefHeading___Toc158_771215907"/>IV. Conclusion<text:bookmark-end text:name="__RefHeading___Toc158_77121590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06c44" officeooo:paragraph-rsid="00006c4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RRIEN Samuel, LANCO Antoine<text:tab/><text:tab/>M1 Informatique, Université Paris-Saclay</text:p>
      </style:header>
      <style:footer>
        <text:p text:style-name="MP2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1:03:15.536277277</meta:creation-date>
    <dc:date>2018-05-06T21:10:34.617366656</dc:date>
    <meta:editing-duration>PT7M1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25" meta:word-count="125" meta:character-count="692" meta:non-whitespace-character-count="591"/>
  </office:meta>
</office:document-meta>
</file>